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11-2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09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08-2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07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07-0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06-0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04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03-2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02-2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5-01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11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10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09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08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08-0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06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05-29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04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03-2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02-2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4-01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12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11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10-2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9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8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7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6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6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4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3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2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2-0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3-01-0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12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10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09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08-3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07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06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05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05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03-3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03-0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2-01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12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11-2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10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09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08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07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06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06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04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04-0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03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4836" calcext:value-type="float">
            <text:p>28.02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686" calcext:value-type="float">
            <text:p>28.21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73" calcext:value-type="float">
            <text:p>27.9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9324" calcext:value-type="float">
            <text:p>28.11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1308" calcext:value-type="float">
            <text:p>27.99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1076" calcext:value-type="float">
            <text:p>28.42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7612" calcext:value-type="float">
            <text:p>28.13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44288" calcext:value-type="float">
            <text:p>28.42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55007741935" calcext:value-type="float">
            <text:p>28.25550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0353548387" calcext:value-type="float">
            <text:p>28.1450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41272" calcext:value-type="float">
            <text:p>28.0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1175483871" calcext:value-type="float">
            <text:p>28.1021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19984" calcext:value-type="float">
            <text:p>28.23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2923870968" calcext:value-type="float">
            <text:p>28.3702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7411428571" calcext:value-type="float">
            <text:p>28.5177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86203870968" calcext:value-type="float">
            <text:p>28.7086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95744516129" calcext:value-type="float">
            <text:p>28.869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35184" calcext:value-type="float">
            <text:p>28.96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91579354839" calcext:value-type="float">
            <text:p>28.9291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21596" calcext:value-type="float">
            <text:p>28.91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86838709677" calcext:value-type="float">
            <text:p>28.798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5371612903" calcext:value-type="float">
            <text:p>28.6695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0654" calcext:value-type="float">
            <text:p>28.60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04190967742" calcext:value-type="float">
            <text:p>28.720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8116" calcext:value-type="float">
            <text:p>28.86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46580645161" calcext:value-type="float">
            <text:p>29.03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653" calcext:value-type="float">
            <text:p>29.227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9336516129" calcext:value-type="float">
            <text:p>29.3993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8642580645" calcext:value-type="float">
            <text:p>29.6028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14848" calcext:value-type="float">
            <text:p>29.76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09610322581" calcext:value-type="float">
            <text:p>29.860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11392" calcext:value-type="float">
            <text:p>29.84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18578064516" calcext:value-type="float">
            <text:p>29.6618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15949677419" calcext:value-type="float">
            <text:p>29.4515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1848" calcext:value-type="float">
            <text:p>29.2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77376774194" calcext:value-type="float">
            <text:p>29.1677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54992" calcext:value-type="float">
            <text:p>29.1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25179354839" calcext:value-type="float">
            <text:p>29.1425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18613793103" calcext:value-type="float">
            <text:p>29.0818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93775483871" calcext:value-type="float">
            <text:p>29.039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96957419355" calcext:value-type="float">
            <text:p>28.9796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44176" calcext:value-type="float">
            <text:p>28.94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9279483871" calcext:value-type="float">
            <text:p>28.8692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95564" calcext:value-type="float">
            <text:p>28.759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3620645161" calcext:value-type="float">
            <text:p>28.5713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71171612903" calcext:value-type="float">
            <text:p>28.3571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9146" calcext:value-type="float">
            <text:p>28.219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32898461538" calcext:value-type="float">
            <text:p>27.963289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20452857143" calcext:value-type="float">
            <text:p>28.012045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73489032258" calcext:value-type="float">
            <text:p>28.097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3408" calcext:value-type="float">
            <text:p>28.2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3392516129" calcext:value-type="float">
            <text:p>28.3233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58008" calcext:value-type="float">
            <text:p>28.2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30921290323" calcext:value-type="float">
            <text:p>28.083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54461935484" calcext:value-type="float">
            <text:p>28.0154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22048" calcext:value-type="float">
            <text:p>27.90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84874285714" calcext:value-type="float">
            <text:p>27.8484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398" calcext:value-type="float">
            <text:p>28.03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6612" calcext:value-type="float">
            <text:p>27.75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0708" calcext:value-type="float">
            <text:p>27.00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722" calcext:value-type="float">
            <text:p>27.28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0748" calcext:value-type="float">
            <text:p>27.32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342" calcext:value-type="float">
            <text:p>27.36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4732" calcext:value-type="float">
            <text:p>27.95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8716" calcext:value-type="float">
            <text:p>28.58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8628" calcext:value-type="float">
            <text:p>29.40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4524" calcext:value-type="float">
            <text:p>27.81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778" calcext:value-type="float">
            <text:p>27.95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0036" calcext:value-type="float">
            <text:p>27.72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7348" calcext:value-type="float">
            <text:p>26.78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6388" calcext:value-type="float">
            <text:p>26.72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1188" calcext:value-type="float">
            <text:p>27.03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8956" calcext:value-type="float">
            <text:p>26.69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094" calcext:value-type="float">
            <text:p>26.57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2492" calcext:value-type="float">
            <text:p>25.27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1868" calcext:value-type="float">
            <text:p>24.85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3476" calcext:value-type="float">
            <text:p>24.76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4836" calcext:value-type="float">
            <text:p>24.21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2812" calcext:value-type="float">
            <text:p>24.02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538" calcext:value-type="float">
            <text:p>23.99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9452" calcext:value-type="float">
            <text:p>23.80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354" calcext:value-type="float">
            <text:p>20.70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2332" calcext:value-type="float">
            <text:p>20.18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6508" calcext:value-type="float">
            <text:p>20.06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1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6" meta:object-count="0"/>
    <meta:user-defined meta:name="AppVersion">3.0</meta:user-defined>
  </office:meta>
</office:document-meta>
</file>